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DejaVu Math TeX Gyre" svg:font-family="'DejaVu Math TeX Gyre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DejaVu Math TeX Gyre" officeooo:rsid="0049bc1b" officeooo:paragraph-rsid="0049bc1b"/>
    </style:style>
    <style:style style:name="P2" style:family="paragraph" style:parent-style-name="Standard">
      <style:paragraph-properties fo:line-height="115%" fo:text-align="center" style:justify-single-word="false"/>
      <style:text-properties style:font-name="DejaVu Math TeX Gyre" fo:font-size="14pt" fo:font-weight="bold" officeooo:rsid="001bb264" officeooo:paragraph-rsid="001bb2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/>
      <style:text-properties style:font-name="DejaVu Math TeX Gyre" fo:font-size="14pt" fo:font-weight="bold" officeooo:rsid="001bb264" officeooo:paragraph-rsid="001bb264" style:font-size-asian="14pt" style:font-weight-asian="bold" style:font-size-complex="14pt" style:font-weight-complex="bold"/>
    </style:style>
    <style:style style:name="P4" style:family="paragraph" style:parent-style-name="Text_20_body" style:list-style-name="L5">
      <style:paragraph-properties fo:line-height="150%" fo:text-align="start" style:justify-single-word="false"/>
      <style:text-properties officeooo:paragraph-rsid="00579d7e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DejaVu Math TeX Gyre" officeooo:paragraph-rsid="001e5a6f"/>
    </style:style>
    <style:style style:name="P6" style:family="paragraph" style:parent-style-name="Text_20_body">
      <style:paragraph-properties fo:line-height="115%" fo:text-align="center" style:justify-single-word="false"/>
      <style:text-properties style:font-name="DejaVu Math TeX Gyre" fo:font-size="14pt" fo:font-weight="bold" officeooo:rsid="00383c35" officeooo:paragraph-rsid="00383c35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DejaVu Math TeX Gyre" fo:font-size="14pt" fo:font-weight="bold" officeooo:rsid="005279b1" officeooo:paragraph-rsid="005279b1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DejaVu Math TeX Gyre" fo:font-size="14pt" fo:font-weight="bold" officeooo:rsid="006912b5" officeooo:paragraph-rsid="006912b5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DejaVu Math TeX Gyre" fo:font-size="14pt" fo:font-weight="normal" officeooo:rsid="003e186c" officeooo:paragraph-rsid="003e186c" style:font-size-asian="14pt" style:font-weight-asian="normal" style:font-size-complex="14pt" style:font-weight-complex="normal"/>
    </style:style>
    <style:style style:name="P10" style:family="paragraph" style:parent-style-name="Text_20_body" style:list-style-name="L3">
      <style:paragraph-properties fo:line-height="150%" fo:text-align="start" style:justify-single-word="false"/>
      <style:text-properties style:font-name="DejaVu Math TeX Gyre" fo:font-size="14pt" fo:font-weight="normal" officeooo:rsid="003f9af9" officeooo:paragraph-rsid="003f9af9" style:font-size-asian="14pt" style:font-weight-asian="normal" style:font-size-complex="14pt" style:font-weight-complex="normal"/>
    </style:style>
    <style:style style:name="P11" style:family="paragraph" style:parent-style-name="Text_20_body" style:list-style-name="L3">
      <style:paragraph-properties fo:line-height="150%" fo:text-align="start" style:justify-single-word="false"/>
      <style:text-properties style:font-name="DejaVu Math TeX Gyre" fo:font-size="14pt" fo:font-weight="normal" officeooo:rsid="00410ee1" officeooo:paragraph-rsid="00410ee1" style:font-size-asian="14pt" style:font-weight-asian="normal" style:font-size-complex="14pt" style:font-weight-complex="normal"/>
    </style:style>
    <style:style style:name="P12" style:family="paragraph" style:parent-style-name="Text_20_body" style:list-style-name="L3">
      <style:paragraph-properties fo:line-height="150%" fo:text-align="start" style:justify-single-word="false"/>
      <style:text-properties style:font-name="DejaVu Math TeX Gyre" fo:font-size="14pt" fo:font-weight="normal" officeooo:rsid="0042e53c" officeooo:paragraph-rsid="0042e53c" style:font-size-asian="14pt" style:font-weight-asian="normal" style:font-size-complex="14pt" style:font-weight-complex="normal"/>
    </style:style>
    <style:style style:name="P13" style:family="paragraph" style:parent-style-name="Text_20_body" style:list-style-name="L3">
      <style:paragraph-properties fo:line-height="115%" fo:text-align="start" style:justify-single-word="false"/>
      <style:text-properties style:font-name="DejaVu Math TeX Gyre" fo:font-size="14pt" fo:font-weight="normal" officeooo:rsid="0042e53c" officeooo:paragraph-rsid="0042e53c" style:font-size-asian="14pt" style:font-weight-asian="normal" style:font-size-complex="14pt" style:font-weight-complex="normal"/>
    </style:style>
    <style:style style:name="P14" style:family="paragraph" style:parent-style-name="Text_20_body" style:list-style-name="L4">
      <style:paragraph-properties fo:line-height="150%" fo:text-align="start" style:justify-single-word="false"/>
      <style:text-properties style:font-name="DejaVu Math TeX Gyre" fo:font-size="14pt" fo:font-weight="normal" officeooo:rsid="00616f07" officeooo:paragraph-rsid="00616f07" style:font-size-asian="14pt" style:font-weight-asian="normal" style:font-size-complex="14pt" style:font-weight-complex="normal"/>
    </style:style>
    <style:style style:name="P15" style:family="paragraph" style:parent-style-name="Text_20_body" style:list-style-name="L4">
      <style:paragraph-properties fo:line-height="150%" fo:text-align="start" style:justify-single-word="false"/>
      <style:text-properties style:font-name="DejaVu Math TeX Gyre" fo:font-size="14pt" fo:font-weight="normal" officeooo:rsid="0062fe14" officeooo:paragraph-rsid="0062fe14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DejaVu Math TeX Gyre" fo:font-size="14pt" fo:font-weight="normal" officeooo:rsid="0062fe14" officeooo:paragraph-rsid="0062fe14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DejaVu Math TeX Gyre" fo:font-weight="normal" officeooo:rsid="0025839e" officeooo:paragraph-rsid="0025839e" style:font-weight-asian="normal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DejaVu Math TeX Gyre" fo:font-weight="normal" officeooo:rsid="0027e4b2" officeooo:paragraph-rsid="0027e4b2" style:font-weight-asian="normal" style:font-weight-complex="normal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DejaVu Math TeX Gyre" fo:font-weight="normal" officeooo:rsid="00323379" officeooo:paragraph-rsid="00323379" style:font-weight-asian="normal" style:font-weight-complex="normal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DejaVu Math TeX Gyre" fo:font-weight="normal" officeooo:rsid="00383c35" officeooo:paragraph-rsid="00383c35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/>
      <style:text-properties style:font-name="DejaVu Math TeX Gyre" fo:font-weight="bold" officeooo:rsid="00207457" officeooo:paragraph-rsid="00207457" style:font-weight-asian="bold" style:font-weight-complex="bold"/>
    </style:style>
    <style:style style:name="P22" style:family="paragraph" style:parent-style-name="Text_20_body">
      <style:paragraph-properties fo:line-height="115%" fo:text-align="start" style:justify-single-word="false"/>
      <style:text-properties style:font-name="DejaVu Math TeX Gyre" officeooo:paragraph-rsid="001e5a6f"/>
    </style:style>
    <style:style style:name="P23" style:family="paragraph" style:parent-style-name="Text_20_body">
      <style:paragraph-properties fo:line-height="115%" fo:text-align="center" style:justify-single-word="false"/>
      <style:text-properties style:font-name="DejaVu Math TeX Gyre" officeooo:paragraph-rsid="00207457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DejaVu Math TeX Gyre" fo:font-size="12pt" fo:font-weight="bold" officeooo:rsid="005279b1" officeooo:paragraph-rsid="005279b1" style:font-size-asian="10.5pt" style:font-weight-asian="bold" style:font-size-complex="12pt" style:font-weight-complex="bold"/>
    </style:style>
    <style:style style:name="P25" style:family="paragraph" style:parent-style-name="Text_20_body" style:list-style-name="L6">
      <style:paragraph-properties fo:line-height="150%" fo:text-align="start" style:justify-single-word="false"/>
      <style:text-properties style:font-name="Tibetan Machine Uni" fo:font-size="12pt" fo:font-weight="normal" officeooo:rsid="006c309d" officeooo:paragraph-rsid="006c309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24292e" fo:font-size="12pt" fo:letter-spacing="normal" fo:font-style="normal" fo:font-weight="normal" officeooo:rsid="001bb264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4292e" fo:font-size="12pt" fo:letter-spacing="normal" fo:font-style="normal" style:font-size-asian="14pt" style:font-size-complex="14pt"/>
    </style:style>
    <style:style style:name="T3" style:family="text">
      <style:text-properties fo:font-variant="normal" fo:text-transform="none" fo:color="#24292e" fo:font-size="12pt" fo:letter-spacing="normal" fo:font-style="normal" officeooo:rsid="002601c6" style:font-size-asian="14pt" style:font-size-complex="14pt"/>
    </style:style>
    <style:style style:name="T4" style:family="text">
      <style:text-properties fo:font-variant="normal" fo:text-transform="none" fo:color="#24292e" fo:font-size="12pt" fo:letter-spacing="normal" fo:font-style="normal" officeooo:rsid="0026b88a" style:font-size-asian="14pt" style:font-size-complex="14pt"/>
    </style:style>
    <style:style style:name="T5" style:family="text">
      <style:text-properties fo:font-variant="normal" fo:text-transform="none" fo:color="#24292e" fo:font-size="12pt" fo:letter-spacing="normal" fo:font-style="normal" officeooo:rsid="002c12ee" style:font-size-asian="14pt" style:font-size-complex="14pt"/>
    </style:style>
    <style:style style:name="T6" style:family="text">
      <style:text-properties fo:font-variant="normal" fo:text-transform="none" fo:color="#24292e" fo:font-size="12pt" fo:letter-spacing="normal" fo:font-style="normal" officeooo:rsid="002db3eb" style:font-size-asian="14pt" style:font-size-complex="14pt"/>
    </style:style>
    <style:style style:name="T7" style:family="text">
      <style:text-properties fo:font-variant="normal" fo:text-transform="none" fo:color="#24292e" fo:font-size="12pt" fo:letter-spacing="normal" fo:font-style="normal" officeooo:rsid="002e3800" style:font-size-asian="14pt" style:font-size-complex="14pt"/>
    </style:style>
    <style:style style:name="T8" style:family="text">
      <style:text-properties fo:font-variant="normal" fo:text-transform="none" fo:color="#24292e" fo:font-size="12pt" fo:letter-spacing="normal" fo:font-style="normal" officeooo:rsid="00293229" style:font-size-asian="14pt" style:font-size-complex="14pt"/>
    </style:style>
    <style:style style:name="T9" style:family="text">
      <style:text-properties fo:font-variant="normal" fo:text-transform="none" fo:color="#24292e" fo:font-size="12pt" fo:letter-spacing="normal" fo:font-style="normal" officeooo:rsid="002afb0f" style:font-size-asian="14pt" style:font-size-complex="14pt"/>
    </style:style>
    <style:style style:name="T10" style:family="text">
      <style:text-properties fo:font-variant="normal" fo:text-transform="none" fo:color="#24292e" fo:font-size="12pt" fo:letter-spacing="normal" fo:font-style="normal" officeooo:rsid="003104e5" style:font-size-asian="14pt" style:font-size-complex="14pt"/>
    </style:style>
    <style:style style:name="T11" style:family="text">
      <style:text-properties fo:font-variant="normal" fo:text-transform="none" fo:color="#24292e" fo:font-size="12pt" fo:letter-spacing="normal" fo:font-style="normal" officeooo:rsid="00314b56" style:font-size-asian="14pt" style:font-size-complex="14pt"/>
    </style:style>
    <style:style style:name="T12" style:family="text">
      <style:text-properties fo:font-variant="normal" fo:text-transform="none" fo:color="#24292e" fo:font-size="12pt" fo:letter-spacing="normal" fo:font-style="normal" officeooo:rsid="003300a4" style:font-size-asian="14pt" style:font-size-complex="14pt"/>
    </style:style>
    <style:style style:name="T13" style:family="text">
      <style:text-properties fo:font-variant="normal" fo:text-transform="none" fo:color="#24292e" fo:letter-spacing="normal" fo:font-style="normal"/>
    </style:style>
    <style:style style:name="T14" style:family="text">
      <style:text-properties fo:font-variant="normal" fo:text-transform="none" fo:color="#24292e" fo:letter-spacing="normal" fo:font-style="normal" officeooo:rsid="003300a4"/>
    </style:style>
    <style:style style:name="T15" style:family="text">
      <style:text-properties fo:font-variant="normal" fo:text-transform="none" fo:color="#24292e" fo:letter-spacing="normal" fo:font-style="normal" officeooo:rsid="00439a0e"/>
    </style:style>
    <style:style style:name="T16" style:family="text">
      <style:text-properties fo:font-variant="normal" fo:text-transform="none" fo:color="#24292e" fo:letter-spacing="normal" fo:font-style="normal" officeooo:rsid="005ba320"/>
    </style:style>
    <style:style style:name="T17" style:family="text">
      <style:text-properties fo:font-variant="normal" fo:text-transform="none" fo:color="#24292e" fo:letter-spacing="normal" fo:font-style="normal" officeooo:rsid="00629239"/>
    </style:style>
    <style:style style:name="T18" style:family="text">
      <style:text-properties fo:font-variant="normal" fo:text-transform="none" fo:color="#24292e" fo:letter-spacing="normal" fo:font-style="normal" officeooo:rsid="006d5fe7"/>
    </style:style>
    <style:style style:name="T19" style:family="text">
      <style:text-properties fo:font-variant="normal" fo:text-transform="none" fo:color="#24292e" fo:font-size="14pt" fo:letter-spacing="normal" fo:font-style="normal" fo:font-weight="bold" officeooo:rsid="001bb264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24292e" fo:font-size="14pt" fo:letter-spacing="normal" fo:font-style="normal" fo:font-weight="bold" officeooo:rsid="00207457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24292e" style:font-name="DejaVu Math TeX Gyre" fo:font-size="14pt" fo:letter-spacing="normal" fo:font-style="normal" fo:font-weight="normal" officeooo:rsid="00579d7e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4292e" style:font-name="DejaVu Math TeX Gyre" fo:font-size="14pt" fo:letter-spacing="normal" fo:font-style="normal" fo:font-weight="normal" officeooo:rsid="0057eed3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4292e" style:font-name="DejaVu Math TeX Gyre" fo:font-size="14pt" fo:letter-spacing="normal" fo:font-style="normal" fo:font-weight="normal" officeooo:rsid="0059b38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24292e" style:font-name="DejaVu Math TeX Gyre" fo:font-size="14pt" fo:letter-spacing="normal" fo:font-style="normal" fo:font-weight="normal" officeooo:rsid="005ba32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4292e" style:font-name="DejaVu Math TeX Gyre" fo:letter-spacing="normal" fo:font-style="normal" officeooo:rsid="006d5fe7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troduction </text:p>
      <text:p text:style-name="P2"/>
      <text:p text:style-name="P2"/>
      <text:p text:style-name="P5"><text:span text:style-name="T1">In theory of computation, a branch of theoretical computer science, a deterministic finite automaton (DFA)—also known as deterministic finite state machine—is a finite state machine that accepts/rejects finite strings of symbols and only produces a unique computation (or run) of the automation for each input string.Deterministic' refers to the uniqueness of the computation.</text:span></text:p>
      <text:p text:style-name="P23"><text:span text:style-name="T1"/></text:p>
      <text:p text:style-name="P23"><text:span text:style-name="T19">P</text:span><text:span text:style-name="T20">roblem defination</text:span></text:p>
      <text:p text:style-name="P17"><text:span text:style-name="T2">To construct a Deterministic finite automata(DFA) <text:s/>that could accept </text:span><text:span text:style-name="T3">any number of a’s and b’s only when the last symbol is <text:s/>‘ a ‘.</text:span><text:span text:style-name="T4">The finite automata contain two states <text:s/></text:span><text:span text:style-name="T5">namely q1 and q2 </text:span><text:span text:style-name="T4">. </text:span></text:p>
      <text:p text:style-name="P18"><text:span text:style-name="T4">W</text:span><text:span text:style-name="T2">hen the input symbol is <text:s/>“ a “ the finite machine changes its state </text:span><text:span text:style-name="T6">from q1 to </text:span><text:span text:style-name="T7">q</text:span><text:span text:style-name="T6">2</text:span><text:span text:style-name="T2"> state , </text:span><text:span text:style-name="T8">when the input symbol is “ b” it stays in the first state </text:span><text:span text:style-name="T9">only.</text:span><text:span text:style-name="T5"> The second state being the final state also when it encounters “a” it stays in the state <text:s/></text:span><text:span text:style-name="T10">q2 only. </text:span><text:span text:style-name="T11">When <text:s/>the input symbol is “b” it is sent back to the state q1.</text:span></text:p>
      <text:p text:style-name="P19"><text:span text:style-name="T2">Invalid </text:span><text:span text:style-name="T12">input symbols are rejected directly.</text:span></text:p>
      <text:p text:style-name="P20"><text:span text:style-name="T12"/></text:p>
      <text:p text:style-name="P6"><text:span text:style-name="T14">O</text:span><text:span text:style-name="T13">bjective</text:span></text:p>
      <text:p text:style-name="P9"><text:span text:style-name="T13">The objective of this implementation was to construct a DFA that could accept any number of a’s and b’s when the last symbol is “a”.</text:span></text:p>
      <text:list xml:id="list272855525" text:style-name="L3">
        <text:list-item>
          <text:p text:style-name="P10"><text:span text:style-name="T13">To understand and learn about the process of implementation of finite automatas .</text:span></text:p>
        </text:list-item>
        <text:list-item>
          <text:p text:style-name="P11"><text:span text:style-name="T13">To make use of Programming techniques to construct a working model of a DFA.</text:span></text:p>
        </text:list-item>
        <text:list-item>
          <text:p text:style-name="P12"><text:soft-page-break/><text:span text:style-name="T13">To Implement a DFA with restriction on </text:span><text:span text:style-name="T15">last symbol I.e the last symbol of the input should always be a “a”.</text:span></text:p>
        </text:list-item>
      </text:list>
      <text:p text:style-name="P7"><text:span text:style-name="T15"/></text:p>
      <text:p text:style-name="P7"><text:span text:style-name="T15">S</text:span><text:span text:style-name="T13">cope </text:span></text:p>
      <text:list xml:id="list283431638" text:style-name="L5">
        <text:list-item>
          <text:p text:style-name="P4"><text:span text:style-name="T21">The scope of this implementation is just limited to a DFA that accepts any number of a’s and b’s .</text:span><text:span text:style-name="T22">this can be</text:span><text:span text:style-name="T21"> </text:span><text:span text:style-name="T22">further extended as a text recogniser such a one we have in C compiers I.e </text:span><text:span text:style-name="T23">the Text recognisers </text:span><text:span text:style-name="T24">recognises the specific text or symbol and tells whether the text / symbol belongs to that languange or not.</text:span></text:p>
        </text:list-item>
      </text:list>
      <text:list xml:id="list1839929512" text:style-name="L4">
        <text:list-item>
          <text:p text:style-name="P14"><text:span text:style-name="T16">T</text:span><text:span text:style-name="T13">his concept can be further extended to implement a </text:span><text:span text:style-name="T17">Text analyser that could not allow some specific text or symbols such as some programming languages doesnt allow some of the special charectors .</text:span></text:p>
        </text:list-item>
        <text:list-item>
          <text:p text:style-name="P15"><text:span text:style-name="T17">T</text:span><text:span text:style-name="T13">he possibilities are many more of this Concept of DFA implementation.</text:span></text:p>
        </text:list-item>
      </text:list>
      <text:p text:style-name="P16"><text:span text:style-name="T13"/></text:p>
      <text:p text:style-name="P8"><text:span text:style-name="T13">Methadology</text:span></text:p>
      <text:list xml:id="list531089059" text:style-name="L6">
        <text:list-item>
          <text:p text:style-name="P25"><text:span text:style-name="T13"><text:s/></text:span><text:span text:style-name="T25">C programming Sturctures and enums.</text:span></text:p>
        </text:list-item>
        <text:list-item>
          <text:p text:style-name="P25"><text:span text:style-name="T25"/></text:p>
        </text:list-item>
      </text:list>
      <text:p text:style-name="P24"><text:span text:style-name="T13"/></text:p>
      <text:list xml:id="list21133823957093" text:continue-list="list272855525" text:style-name="L3">
        <text:list-header>
          <text:p text:style-name="P13"><text:span text:style-name="T15"/></text:p>
        </text:list-header>
      </text:list>
      <text:p text:style-name="P21"><text:span text:style-name="T2"/></text:p>
      <text:p text:style-name="P2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DejaVu Math TeX Gyre" svg:font-family="'DejaVu Math TeX Gyre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1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3:36:42.924749302</meta:creation-date>
    <dc:date>2019-04-02T02:11:08.092671265</dc:date>
    <meta:editing-duration>PT2H23M45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358" meta:character-count="2005" meta:non-whitespace-character-count="1665"/>
  </office:meta>
</office:document-meta>
</file>